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text-properties fo:font-weight="normal" fo:background-color="#ff00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4">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L2">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34" style:family="paragraph" style:parent-style-name="Standard" style:list-style-name="L8">
      <style:text-properties fo:font-weight="normal" style:font-weight-asian="normal" style:font-weight-complex="normal"/>
    </style:style>
    <style:style style:name="P35" style:family="paragraph" style:parent-style-name="Standard" style:list-style-name="L6">
      <style:text-properties fo:font-weight="normal" fo:background-color="#ff0000" style:font-weight-asian="normal" style:font-weight-complex="normal"/>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7">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6">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5"/>
    <style:style style:name="P44" style:family="paragraph" style:parent-style-name="Standard" style:list-style-name="L8">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3">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5">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49" style:family="paragraph" style:parent-style-name="Standard" style:list-style-name="L7">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5">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31">The name of the type (defined by the 'typedef') MUST NOT be one of the YANG built-in types. <text:s/>If the typedef is defined at the top level of a YANG module or submodule, the name of the type to be defined MUST be unique within the module.</text:p>
        </text:list-item>
        <text:list-item>
          <text:p text:style-name="P42"><text:span text:style-name="T7">Module or submodule MUST include only submodules from the same module. </text:span>YANG modules and submodules are typically stored in files, one module or submodule per file, with the name of the file on the form: </text:p>
          <text:p text:style-name="P42"><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33"><text:bookmark-start text:name="DDE_LINK189"/>If a node has "config" "false", no node underneath it can have "config" set to "true".<text:bookmark-end text:name="DDE_LINK189"/></text:p>
        </text:list-item>
        <text:list-item>
          <text:p text:style-name="P31">If a definition is "current", it MUST NOT reference a "deprecated" or <text:s/>"obsolete" definition within the same module. </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31">Typedefs and groupings may appear nested under many YANG statements, <text:s/>allowing these to be lexically scoped by the hierarchy under which they appear. <text:s/>Scoping allows types to be defined without concern for naming conflicts between types in different submodules.</text:p>
        </text:list-item>
        <text:list-item>
          <text:p text:style-name="P31">The 'feature' statement MUST NOT reference itself, neither directly nor indirectly through a chain of other features.</text:p>
        </text:list-item>
        <text:list-item>
          <text:p text:style-name="P31">An identity MUST NOT reference itself, neither directly nor indirectly through a chain of other identities. </text:p>
        </text:list-item>
        <text:list-item>
          <text:p text:style-name="P31">The grouping's identifier MUST be unique within the module.</text:p>
        </text:list-item>
        <text:list-item>
          <text:p text:style-name="P31"><text:bookmark-start text:name="DDE_LINK149"/>The "must" statement takes as an argument a string which contains an XPath expression.<text:bookmark-end text:name="DDE_LINK149"/></text:p>
        </text:list-item>
        <text:list-item>
          <text:p text:style-name="P31">The "when" statement takes as an argument a string which contains an XPath expression.</text:p>
        </text:list-item>
        <text:list-item>
          <text:p text:style-name="P31">(7.8.5) The "key" statement, which MUST be present if the list represents configuration, and MAY be present otherwise, takes as an argument a string which specifies a space separated list <text:soft-page-break/>of leaf identifiers of this list. <text:s/>A leaf identifier MUST NOT appear more than once in the <text:s/>key. <text:s/>Each such leaf identifier MUST refer to a child leaf of the list. A leaf that is part of the key can be of any built-in or derived type, except it MUST NOT be the built-in type "empty". All key leafs in a list MUST have the same value for their "config" <text:s/>as the list itself. </text:p>
        </text:list-item>
        <text:list-item>
          <text:p text:style-name="P31">Each such schema node identifier of the the "unique" statement MUST refer to a leaf. <text:s text:c="3"/>If one of the referenced leafs represents configuration data, then all of the referenced leafs MUST represent configuration data. </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he "default" statement of the choice indicates if a case should be considered as the default if no child nodes from any of the choice's cases exists. <text:s/>The argument is the identifier of the "case" statement. <text:s/>The "default" statement MUST NOT be present on choices where "mandatory" is true. <text:s/>There MUST NOT be any mandatory nodes (Section 3.1) directly under <text:s/>the default case. </text:p>
        </text:list-item>
        <text:list-item>
          <text:p text:style-name="P31">The target node of the augment'' MUST be either a <text:s/>container, list, choice, case, input, output, or notification node.</text:p>
        </text:list-item>
        <text:list-item>
          <text:p text:style-name="P31">If the "augment" statement is on the top-level in a module or submodule, the absolute form <text:s/>of a schema node identifier MUST be used. <text:s/>If the "augment" statement is in a "uses" statement, the descendant form MUST be used.</text:p>
        </text:list-item>
        <text:list-item>
          <text:p text:style-name="P31">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1">If the target node of the “augment” is in another module, then nodes added by the <text:s/>augmentation MUST NOT be mandatory nodes. </text:p>
        </text:list-item>
      </text:list>
      <text:p text:style-name="P23">BUILT-IN TYPES</text:p>
      <text:list text:style-name="L2">
        <text:list-item>
          <text:p text:style-name="P32">check type ranges and representations for default values of the built-in types (see the specification, e.g. 9.2, 9.2.1);</text:p>
        </text:list-item>
      </text:list>
      <text:p text:style-name="P23">RESTRICTIONS</text:p>
      <text:list text:style-name="L3">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ext:soft-page-break/>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text:s text:c="3"/>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4">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5">
        <text:list-item>
          <text:p text:style-name="P43">string quoting;</text:p>
          <text:p text:style-name="P48">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text:soft-page-break/></text:p>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data-def-stmt<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span text:style-name="T7">leaf-stmt</text:span><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oft-page-break/><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6">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7">
        <text:list-header>
          <text:p text:style-name="P38"><text:s text:c="25"/>"}" </text:p>
          <text:p text:style-name="P49">ISSUES:</text:p>
        </text:list-header>
      </text:list>
      <text:list text:style-name="L6">
        <text:list-item text:start-value="1">
          <text:p text:style-name="P35">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uri-sep rules</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text:soft-page-break/></text:p>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units-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17">ISSUES:</text:p>
      <text:p text:style-name="P17">1. extensions with the same names are allowed; there is no semantic check;</text:p>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17">TODO: check the base statement</text:p>
      <text:p text:style-name="P6">identity-stmt <text:s text:c="9"/>= identity-keyword sep identifier-arg-str optsep </text:p>
      <text:p text:style-name="P6"><text:s text:c="25"/>(";" / </text:p>
      <text:p text:style-name="P6"><text:soft-page-break/><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12">TODO: add semantic validation of the identifier-ref-arg-str </text:p>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oft-page-break/><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oft-page-break/><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 text:c="30"/>[status-stmt stmtsep] </text:p>
      <text:p text:style-name="P6"><text:s text:c="30"/>[description-stmt stmtsep] </text:p>
      <text:p text:style-name="P6"><text:s text:c="30"/>[reference-stmt stmtsep] </text:p>
      <text:p text:style-name="P6"><text:s text:c="27"/>"}" ) </text:p>
      <text:p text:style-name="Standard"/>
      <text:p text:style-name="P6">position-stmt <text:s text:c="9"/>= position-keyword sep <text:span text:style-name="T14">position-value-arg-str</text:span>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text:soft-page-break/></text:p>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17">TODO: check ordered-by-arg-str value</text:p>
      <text:p text:style-name="P6">ordered-by-stmt <text:s text:c="7"/>= ordered-by-keyword sep <text:span text:style-name="T14">ordered-by-arg-str</text:span>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system-keyword </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17">TODO: check <text:s/>min-value-arg-str</text:p>
      <text:p text:style-name="P6">min-elements-stmt <text:s text:c="5"/>= min-elements-keyword sep <text:span text:style-name="T14">min-value-arg-str</text:span> stmtend; </text:p>
      <text:p text:style-name="P6"/>
      <text:p text:style-name="P6">min-value-arg-str <text:s text:c="5"/>= &lt; a string which matches the rule min-value-arg &gt; </text:p>
      <text:p text:style-name="P6"/>
      <text:p text:style-name="P6"><text:soft-page-break/>min-value-arg <text:s text:c="9"/>= non-negative-decimal-value </text:p>
      <text:p text:style-name="P6"/>
      <text:p text:style-name="P17">TODO: check <text:s text:c="2"/>max-value-arg-str</text:p>
      <text:p text:style-name="P6">max-elements-stmt <text:s text:c="5"/>= max-elements-keyword sep <text:span text:style-name="T14">max-value-arg-str</text:span>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oft-page-break/><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leaf-list-stmt <text:s text:c="8"/>= leaf-list-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155"/>ordered-by-stmt<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17">TODO: add the validation of the presence of <text:s/>data-def-stmt</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17">TODO: validate <text:s/>key-arg-str</text:p>
      <text:p text:style-name="P6">key-stmt <text:s text:c="14"/>= key-keyword sep <text:span text:style-name="T14">key-arg-str</text:span> stmtend </text:p>
      <text:p text:style-name="P6"/>
      <text:p text:style-name="P6"><text:soft-page-break/>key-arg-str <text:s text:c="11"/>= &lt; a string which matches the rule key-arg &gt; </text:p>
      <text:p text:style-name="P6"/>
      <text:p text:style-name="P6">key-arg <text:s text:c="15"/>= identifier *(sep identifier) </text:p>
      <text:p text:style-name="P6"/>
      <text:p text:style-name="P17">TODO: validate <text:s/>unique-arg-str</text:p>
      <text:p text:style-name="P6">unique-stmt <text:s text:c="11"/>= unique-keyword sep <text:bookmark-start text:name="DDE_LINK165"/><text:span text:style-name="T14">unique-arg-str</text:span><text:bookmark-end text:name="DDE_LINK165"/> stmtend </text:p>
      <text:p text:style-name="P6"/>
      <text:p text:style-name="P6">unique-arg-str <text:s text:c="8"/>= &lt; a string which matches the rule <text:s/>unique-arg &gt; </text:p>
      <text:p text:style-name="P6"/>
      <text:p text:style-name="P6">unique-arg <text:s text:c="12"/>= descendant-schema-nodeid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defaul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196"/>case-data-def-stmt<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oft-page-break/><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oft-page-break/><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4"/>[description-stmt stmtsep] </text:p>
      <text:p text:style-name="P6"><text:s text:c="25"/>[reference-stmt stmtsep] </text:p>
      <text:p text:style-name="P6"/>
      <text:p text:style-name="P6">refine-case-stmts <text:s text:c="5"/>= ;; these stmts can appear in any order </text:p>
      <text:p text:style-name="P6"><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17"><text:soft-page-break/>TODO: <text:s/>uses-augment-arg-str</text:p>
      <text:p text:style-name="P6"><text:bookmark-start text:name="DDE_LINK177"/>uses-augment-stmt <text:bookmark-end text:name="DDE_LINK177"/><text:s text:c="5"/>= augment-keyword sep <text:bookmark-start text:name="DDE_LINK178"/><text:span text:style-name="T14">uses-augment-arg-str</text:span><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data-def-stmt stmtsep) / (case-stmt stmtsep)) </text:p>
      <text:p text:style-name="P6"><text:s text:c="26"/>"}" </text:p>
      <text:p text:style-name="Standard"/>
      <text:p text:style-name="P6">uses-augment-arg-str <text:s text:c="2"/>= &lt; a string which matches the rule uses-augment-arg &gt; </text:p>
      <text:p text:style-name="P6"/>
      <text:p text:style-name="P6">uses-augment-arg <text:s text:c="6"/>= descendant-schema-nodeid </text:p>
      <text:p text:style-name="P6"/>
      <text:p text:style-name="P17">TODO: <text:tab/>1. validate cardinality of the 1*((data-def-stmt stmtsep) / (case-stmt stmtsep)) </text:p>
      <text:p text:style-name="P17"><text:tab/><text:tab/>2. validate <text:s/>augment-arg-str (2 cases: 2.1. for augment 2.1. for uses augment);</text:p>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data-def-stmt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oft-page-break/><text:s text:c="30"/>*((typedef-stmt / grouping-stmt) stmtsep) </text:p>
      <text:p text:style-name="P6"><text:s text:c="30"/>[input-stmt stmtsep] </text:p>
      <text:p text:style-name="P6"><text:s text:c="30"/>[output-stmt stmtsep] </text:p>
      <text:p text:style-name="P6"><text:s text:c="26"/>"}") </text:p>
      <text:p text:style-name="Standard"/>
      <text:p text:style-name="P17"><text:bookmark-start text:name="DDE_LINK181"/>TODO: validate the cardinality 1*(data-def-stmt stmtsep) <text:bookmark-end text:name="DDE_LINK181"/></text:p>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17">TODO: validate the cardinality 1*(data-def-stmt stmtsep) </text:p>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text:soft-page-break/></text:p>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text:soft-page-break/></text:p>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Schema Node Identifiers </text:p>
      <text:p text:style-name="Standard">schema-nodeid <text:s text:c="9"/>= absolute-schema-nodeid / relative-schema-nodeid </text:p>
      <text:p text:style-name="Standard"/>
      <text:p text:style-name="Standard">absolute-schema-nodeid <text:s/>=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node-identifier absolute-schema-nodeid </text:p>
      <text:p text:style-name="Standard"/>
      <text:p text:style-name="Standard">node-identifier <text:s text:c="7"/>= [prefix ":"] identifier </text:p>
      <text:p text:style-name="Standard"/>
      <text:p text:style-name="Standard"/>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text:soft-page-break/></text:p>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text:soft-page-break/>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ext:soft-page-break/>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oft-page-break/><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WSP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text:soft-page-break/></text:p>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binary <text:s text:c="13"/><text:tab/>| Text <text:s text:c="7"/><text:tab/>| Any binary data <text:s text:c="14"/><text:tab/>|</text:p>
      <text:p text:style-name="P11"><text:s text:c="3"/>| bits <text:s text:c="15"/><text:tab/>| Text/Number | A set of bits or flags <text:s text:c="7"/><text:tab/>|</text:p>
      <text:p text:style-name="P11"><text:s text:c="3"/>| boolean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enumeration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 text:c="3"/>| float64 <text:s text:c="12"/><text:tab/>| Number <text:s text:c="5"/><text:tab/>| 64-bit IEEE floating point <text:s text:c="3"/>|</text:p>
      <text:p text:style-name="P11"><text:s text:c="3"/>| <text:s text:c="20"/><text:tab/>| <text:s text:c="12"/><text:tab/>| real number <text:s text:c="18"/><text:tab/> |</text:p>
      <text:p text:style-name="P11"><text:s text:c="3"/>| identityref <text:s text:c="8"/><text:tab/>| Text <text:s text:c="7"/><text:tab/>| A reference to an abstract <text:s text:c="5"/>|</text:p>
      <text:p text:style-name="P11"><text:s text:c="3"/>| <text:s text:c="20"/><text:tab/>| <text:s text:c="12"/><text:tab/>| identity <text:s text:c="21"/><text:tab/> | </text:p>
      <text:p text:style-name="P12"><text:s text:c="3"/>| instance-identifier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oft-page-break/><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leafref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uint8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8">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17T21:53:53</dc:date>
    <meta:editing-cycles>884</meta:editing-cycles>
    <meta:editing-duration>P5DT1H37M46S</meta:editing-duration>
    <meta:user-defined meta:name="Info 1"/>
    <meta:user-defined meta:name="Info 2"/>
    <meta:user-defined meta:name="Info 3"/>
    <meta:user-defined meta:name="Info 4"/>
    <meta:document-statistic meta:table-count="0" meta:image-count="0" meta:object-count="0" meta:page-count="26" meta:paragraph-count="881" meta:word-count="5224" meta:character-count="51094"/>
  </office:meta>
</office:document-meta>
</file>